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843E8042A644CBC3FB.jpg" manifest:media-type="image/jpeg"/>
  <manifest:file-entry manifest:full-path="Pictures/10000000000006400000038437FE9D867B09403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dae" officeooo:paragraph-rsid="00190d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ARIO PHP </text:p>
      <text:p text:style-name="P1"/>
      <text:p text:style-name="P1"/>
      <text:p text:style-name="P1"/>
      <text:p text:style-name="P1"><draw:frame draw:style-name="fr1" draw:name="Imagen1" text:anchor-type="char" svg:width="17cm" svg:height="9.562cm" draw:z-index="0"><draw:image xlink:href="Pictures/1000000000000640000003843E8042A644CBC3FB.jpg" xlink:type="simple" xlink:show="embed" xlink:actuate="onLoad" draw:mime-type="image/jpeg"/></draw:frame></text:p>
      <text:p text:style-name="P1"><draw:frame draw:style-name="fr1" draw:name="Imagen2" text:anchor-type="char" svg:width="17cm" svg:height="9.562cm" draw:z-index="1"><draw:image xlink:href="Pictures/10000000000006400000038437FE9D867B09403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2:24:33.022000000</meta:creation-date>
    <dc:date>2022-11-23T12:25:29.421000000</dc:date>
    <meta:editing-duration>PT1M6S</meta:editing-duration>
    <meta:editing-cycles>1</meta:editing-cycles>
    <meta:document-statistic meta:table-count="0" meta:image-count="2" meta:object-count="0" meta:page-count="1" meta:paragraph-count="1" meta:word-count="2" meta:character-count="15" meta:non-whitespace-character-count="13"/>
    <meta:generator>LibreOffice/7.4.1.2$Windows_X86_64 LibreOffice_project/3c58a8f3a960df8bc8fd77b461821e42c061c5f0</meta:generator>
  </office:meta>
</office:document-meta>
</file>